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font-name="Liberation Serif1" officeooo:rsid="009a08a4" officeooo:paragraph-rsid="009a08a4"/>
    </style:style>
    <style:style style:name="P2" style:family="paragraph" style:parent-style-name="Standard">
      <style:paragraph-properties fo:text-align="center" style:justify-single-word="false"/>
      <style:text-properties fo:font-size="32pt" style:font-size-asian="32pt" style:font-size-complex="32pt"/>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officeooo:rsid="00985898" officeooo:paragraph-rsid="00985898" style:font-size-asian="14pt" style:font-size-complex="14pt"/>
    </style:style>
    <style:style style:name="P7" style:family="paragraph" style:parent-style-name="Standard">
      <style:text-properties fo:font-size="14pt" officeooo:rsid="009a0818" officeooo:paragraph-rsid="009a0818" style:font-size-asian="14pt" style:font-size-complex="14pt"/>
    </style:style>
    <style:style style:name="P8" style:family="paragraph" style:parent-style-name="Standard">
      <style:text-properties fo:font-size="14pt" officeooo:paragraph-rsid="009a0818" style:font-size-asian="14pt" style:font-size-complex="14pt"/>
    </style:style>
    <style:style style:name="P9" style:family="paragraph" style:parent-style-name="Standard">
      <style:text-properties fo:font-size="14pt" officeooo:rsid="009a08a4" officeooo:paragraph-rsid="009a08a4" style:font-size-asian="14pt" style:font-size-complex="14pt"/>
    </style:style>
    <style:style style:name="P10" style:family="paragraph" style:parent-style-name="Standard">
      <style:text-properties fo:font-size="14pt" officeooo:paragraph-rsid="009c7c65" style:font-size-asian="14pt" style:font-size-complex="14pt"/>
    </style:style>
    <style:style style:name="P11" style:family="paragraph" style:parent-style-name="Standard">
      <style:text-properties fo:font-size="14pt" fo:font-style="italic" style:font-size-asian="14pt" style:font-style-asian="italic" style:font-size-complex="14pt" style:font-style-complex="italic"/>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weight="bold" officeooo:paragraph-rsid="009a0818"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fo:font-weight="bold" officeooo:paragraph-rsid="009c7c65" style:font-size-asian="20pt" style:font-weight-asian="bold" style:font-size-complex="20pt" style:font-weight-complex="bold"/>
    </style:style>
    <style:style style:name="P15" style:family="paragraph" style:parent-style-name="Standard">
      <style:text-properties style:text-position="0% 100%" style:font-name="Liberation Serif1" fo:font-size="14pt" officeooo:rsid="009a08a4" officeooo:paragraph-rsid="009a08a4" style:font-size-asian="14pt" style:font-size-complex="14pt"/>
    </style:style>
    <style:style style:name="P16" style:family="paragraph" style:parent-style-name="Standard">
      <style:text-properties style:text-position="0% 100%" style:font-name="Liberation Serif1" fo:font-size="14pt" officeooo:rsid="009c7c65" officeooo:paragraph-rsid="009c7c65" style:font-size-asian="14pt" style:font-size-complex="14pt"/>
    </style:style>
    <style:style style:name="P17" style:family="paragraph" style:parent-style-name="Standard">
      <style:text-properties style:text-position="0% 100%" style:font-name="Liberation Serif1" fo:font-size="14pt" officeooo:rsid="009e3475" officeooo:paragraph-rsid="009e3475" style:font-size-asian="14pt" style:font-size-complex="14pt"/>
    </style:style>
    <style:style style:name="P18" style:family="paragraph" style:parent-style-name="Standard">
      <style:text-properties fo:font-size="14pt" officeooo:rsid="009a0818" officeooo:paragraph-rsid="009a0818" style:font-size-asian="14pt" style:font-size-complex="14pt"/>
    </style:style>
    <style:style style:name="P19" style:family="paragraph" style:parent-style-name="Standard">
      <style:text-properties fo:font-size="14pt" officeooo:rsid="009a0818" officeooo:paragraph-rsid="009a08a4" style:font-size-asian="14pt" style:font-size-complex="14pt"/>
    </style:style>
    <style:style style:name="P20" style:family="paragraph" style:parent-style-name="Standard">
      <style:text-properties fo:font-size="14pt" officeooo:paragraph-rsid="009e3475" style:font-size-asian="14pt" style:font-size-complex="14pt"/>
    </style:style>
    <style:style style:name="P21" style:family="paragraph" style:parent-style-name="Standard">
      <style:paragraph-properties fo:text-align="center" style:justify-single-word="false"/>
      <style:text-properties fo:font-size="20pt" fo:font-weight="bold" officeooo:paragraph-rsid="009e3475" style:font-size-asian="20pt" style:font-weight-asian="bold" style:font-size-complex="20pt" style:font-weight-complex="bold"/>
    </style:style>
    <style:style style:name="T1" style:family="text">
      <style:text-properties style:font-name="Liberation Serif1"/>
    </style:style>
    <style:style style:name="T2" style:family="text">
      <style:text-properties officeooo:rsid="00071e00"/>
    </style:style>
    <style:style style:name="T3" style:family="text">
      <style:text-properties officeooo:rsid="00985898"/>
    </style:style>
    <style:style style:name="T4" style:family="text">
      <style:text-properties officeooo:rsid="009a0818"/>
    </style:style>
    <style:style style:name="T5" style:family="text">
      <style:text-properties officeooo:rsid="009a08a4"/>
    </style:style>
    <style:style style:name="T6" style:family="text">
      <style:text-properties style:font-name="Liberation Serif"/>
    </style:style>
    <style:style style:name="T7" style:family="text">
      <style:text-properties style:text-position="sub 58%"/>
    </style:style>
    <style:style style:name="T8" style:family="text">
      <style:text-properties style:text-position="sub 58%" style:font-name="Liberation Serif"/>
    </style:style>
    <style:style style:name="T9" style:family="text">
      <style:text-properties style:text-position="sub 58%" style:font-name="Liberation Serif1"/>
    </style:style>
    <style:style style:name="T10" style:family="text">
      <style:text-properties style:text-position="0% 100%" style:font-name="Liberation Serif1"/>
    </style:style>
    <style:style style:name="T11" style:family="text">
      <style:text-properties officeooo:rsid="009c7c65"/>
    </style:style>
    <style:style style:name="T12" style:family="text">
      <style:text-properties officeooo:rsid="009e34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ataxe-64</text:p>
      <text:p text:style-name="P4"><text:span text:style-name="T3">3-tensor spin suite</text:span>.</text:p>
      <text:p text:style-name="P2">Richard Parker <text:span text:style-name="T3">18.12</text:span>.201<text:span text:style-name="T2">6</text:span></text:p>
      <text:p text:style-name="P11"/>
      <text:p text:style-name="P12">Section 1 – Introduction</text:p>
      <text:p text:style-name="P5"/>
      <text:p text:style-name="P6">The 3-tensor spin suite consists of <text:span text:style-name="T5">four</text:span> types of programs primarily aimed at spinning up more than one vector at a time to increase the use of the disk reads and writes of the generators, particularly at the early stages of the spin. <text:s/>The main idea is that the new spinning program takes multiple vectors in, and spins them all up in the same way as detail<text:span text:style-name="T12">d</text:span> by a separate file of instructions as to how this is to be done.</text:p>
      <text:p text:style-name="P6"/>
      <text:p text:style-name="P6">The central program, then, reads in the batch of vectors<text:span text:style-name="T12"> and an instruction file</text:span>, and <text:span text:style-name="T12">outputs</text:span> a 3-tensor. <text:s/>The first dimension is the multiple columns of the rows as usual. <text:s/>The second dimension is the vectors in the batch. <text:s/>The third dimension is indexed by elements of the group (or even group algebra) that are produced my multiplying previous batches by a generator.</text:p>
      <text:p text:style-name="P6"/>
      <text:p text:style-name="P6">This requires <text:span text:style-name="T12">ways</text:span> of producing the file of instructions, and there may be multiple programs for doing this. <text:s/>One such way is by running a standard basis program, slightly modified to write out what it did in the format required, including which generator it used on which vectors to make further ones of the basis. <text:s/>Another way is the "pub-crawl" method, which takes a permutation representation and produces a set of instructions to visit each point exactly once. <text:s/>Further programs can generate pre-thrash strategies suitable for various finitely-presented infinte groups, such as where there are two generators where the first has order 2 and the second has order 4.<text:span text:style-name="T4"> <text:s/>Yet others may be useful to map the top of a PIM to the bottom (so that batches are added as well as multiplied by the generators). <text:s/>At present the idea of this suite is so new that further applications may be added fairly rapidly at the start.</text:span></text:p>
      <text:p text:style-name="P6"/>
      <text:p text:style-name="P9">Although the 3-tensor spin program produces the output vectors such that each batch occurs contiguously in the file, a type of "transpose" operation is also needed so that the images of each batch are collected together. <text:s/>This program will be moving large quantities of data about and may need to chop on disk to manage with limited memory.</text:p>
      <text:p text:style-name="P6"/>
      <text:p text:style-name="P7">The last bunch of programs are needed to process the output of 3-tensor spin. <text:s/>In principle this may involve making all linear combinations of the input batch, and this may even be feasible if the batch is <text:span text:style-name="T12">really </text:span>small. <text:s/>For larger batches, some sort of strategy is clearly needed to sort through them more effectively.</text:p>
      <text:p text:style-name="P7"/>
      <text:p text:style-name="P7"/>
      <text:p text:style-name="P13"><text:soft-page-break/>Section <text:span text:style-name="T4">2</text:span> – <text:span text:style-name="T4">Instructions file.</text:span></text:p>
      <text:p text:style-name="P8"/>
      <text:p text:style-name="P7">A fundamental principle of the 3-tensor spin program itself is that all vectors of the input batch are treated in the same way, so that every batch in the output file is the result of some particular group algebra element being applied to all the vectors of the batch. <text:s/>Hence the instructions file can be described in terms of what it does to any particular vector of the batch, as it will be the same for all others. <text:s/>The program has a set of "registers", and starts by reading the input batch into register zero. <text:s/>The number of such registers is held at the front of the instructions file, and an early job for 3-tensor spin is to allocate the memory for these registers, each holding a batch. <text:s/>Another quantity at the front of the instructions file is the number of batches that will be written, so that the header file of the output 3-tensor batch can be written. <text:s/>It is therefore possible to produce an arbitrarily large output file provided only that the registers fit into memory.</text:p>
      <text:p text:style-name="P7">One common operation is to take a generator and multiply many registers by that generator and put the result into further registers.</text:p>
      <text:p text:style-name="P7">Another common operation is to write some registers out to the output.</text:p>
      <text:p text:style-name="P9">When the job is done, there will then be a "stop" instruction.</text:p>
      <text:p text:style-name="P9">Already these two operations are sufficient for many purposes, such as spinning up in search of regular summands, and making a standard base for a known representation.</text:p>
      <text:p text:style-name="P9">A further instruction is linear forms - compute R<text:span text:style-name="T7">i</text:span> = <text:span text:style-name="T1">λ</text:span><text:span text:style-name="T6">.R</text:span><text:span text:style-name="T8">j</text:span><text:span text:style-name="T6"> + </text:span><text:span text:style-name="T1">μ.R</text:span><text:span text:style-name="T9">k</text:span><text:span text:style-name="T10"> is the most likely of these.</text:span></text:p>
      <text:p text:style-name="P15"/>
      <text:p text:style-name="P15">I suspect that the above describes most of the contents of the instructions file, but I may have missed some things.</text:p>
      <text:p text:style-name="P19"/>
      <text:p text:style-name="P14">Section <text:span text:style-name="T11">3</text:span> – <text:span text:style-name="T11">Pubcrawl program.</text:span></text:p>
      <text:p text:style-name="P10"/>
      <text:p text:style-name="P16">The input to this program is a set of permutations (the generators) and the number of allowable registers. <text:s/>The output is an instructions file for outputing each point exactly once, consisting of "phases", each phase operating on some of the registers to make other registers. <text:s/>There are two things being minimized - the total number of operations (the "work") and the number of phases (the "I/O").</text:p>
      <text:p text:style-name="P16"/>
      <text:p text:style-name="P16"/>
      <text:p text:style-name="P16"/>
      <text:p text:style-name="P21">Section <text:span text:style-name="T12">4</text:span> – <text:span text:style-name="T12">Application - free decomposition.</text:span></text:p>
      <text:p text:style-name="P20"/>
      <text:p text:style-name="P17">In its simplest version, the starting point is the regular permutation representation of the condensation group K. <text:s/>The pubcrawl program is used to convert this into an instruction file for making all the K-images of a vector exactly once. <text:s/>The input batch can be made using the random matrix generator zrd that already exists. <text:s/>The generators of the group restriction are then transposed (as ordinary matrices). <text:s/>These are then fed into the 3-tensor spin program, and the output subjected to the 3-tensor transpose. <text:s/>In its simplest version, each batch of vectors is <text:soft-page-break/>then subjected to Gaussian elimination to check whether it does indeed spin up to the regular representation modulo all those already foun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1" officeooo:rsid="009a08a4" officeooo:paragraph-rsid="009a08a4"/>
    </style:style>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2-18T10:16:30.793353708</dc:date>
    <meta:editing-duration>P4DT7H29M30S</meta:editing-duration>
    <meta:editing-cycles>409</meta:editing-cycles>
    <meta:generator>LibreOffice/5.1.4.2$Linux_X86_64 LibreOffice_project/10m0$Build-2</meta:generator>
    <meta:printed-by>User </meta:printed-by>
    <meta:print-date>2012-07-06T16:23:45</meta:print-date>
    <meta:document-statistic meta:table-count="0" meta:image-count="0" meta:object-count="0" meta:page-count="3" meta:paragraph-count="21" meta:word-count="909" meta:character-count="5286" meta:non-whitespace-character-count="4368"/>
  </office:meta>
</office:document-meta>
</file>